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C000002DDFFE1AB237BF633B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12.149cm" svg:height="18.101cm" svg:x="6.625cm" svg:y="0.592cm">
          <draw:image xlink:href="Pictures/10000000000001EC000002DDFFE1AB237BF633B3.png" xlink:type="simple" xlink:show="embed" xlink:actuate="onLoad">
            <text:p/>
          </draw:image>
        </draw:frame>
        <draw:custom-shape draw:name="Shape 55" draw:style-name="gr2" draw:text-style-name="P3" draw:layer="layout" svg:width="0.876cm" svg:height="0.876cm" svg:x="11.32cm" svg:y="0.592cm">
          <text:p text:style-name="P2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3" draw:layer="layout" svg:width="0.876cm" svg:height="0.876cm" svg:x="15.143cm" svg:y="1.7cm">
          <text:p text:style-name="P2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" draw:text-style-name="P3" draw:layer="layout" svg:width="0.876cm" svg:height="0.876cm" svg:x="16.827cm" svg:y="3.439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2" draw:text-style-name="P3" draw:layer="layout" svg:width="0.876cm" svg:height="0.876cm" svg:x="17.497cm" svg:y="6.028cm">
          <text:p text:style-name="P2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3" draw:layer="layout" svg:width="1.071cm" svg:height="0.876cm" svg:x="17.703cm" svg:y="7.767cm">
          <text:p text:style-name="P2"><text:span text:style-name="T1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2" draw:text-style-name="P3" draw:layer="layout" svg:width="1.071cm" svg:height="0.876cm" svg:x="17.247cm" svg:y="9.972cm">
          <text:p text:style-name="P2"><text:span text:style-name="T1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3" draw:layer="layout" svg:width="1.071cm" svg:height="0.876cm" svg:x="16.135cm" svg:y="11.903cm">
          <text:p text:style-name="P2"><text:span text:style-name="T1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3" draw:layer="layout" svg:width="1.071cm" svg:height="0.876cm" svg:x="16.135cm" svg:y="14.464cm">
          <text:p text:style-name="P2"><text:span text:style-name="T1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" draw:text-style-name="P3" draw:layer="layout" svg:width="1.071cm" svg:height="0.876cm" svg:x="16.135cm" svg:y="16.203cm">
          <text:p text:style-name="P2"><text:span text:style-name="T1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2" draw:text-style-name="P3" draw:layer="layout" svg:width="0.876cm" svg:height="0.876cm" svg:x="9.362cm" svg:y="1.7cm">
          <text:p text:style-name="P2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" draw:text-style-name="P3" draw:layer="layout" svg:width="0.876cm" svg:height="0.876cm" svg:x="7.542cm" svg:y="3.439cm">
          <text:p text:style-name="P2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2" draw:text-style-name="P3" draw:layer="layout" svg:width="0.876cm" svg:height="0.876cm" svg:x="7.084cm" svg:y="6.028cm">
          <text:p text:style-name="P2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" draw:text-style-name="P3" draw:layer="layout" svg:width="1.071cm" svg:height="0.876cm" svg:x="6.682cm" svg:y="7.767cm">
          <text:p text:style-name="P2"><text:span text:style-name="T1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2" draw:text-style-name="P3" draw:layer="layout" svg:width="1.071cm" svg:height="0.876cm" svg:x="7.05cm" svg:y="9.972cm">
          <text:p text:style-name="P2"><text:span text:style-name="T1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2" draw:text-style-name="P3" draw:layer="layout" svg:width="1.071cm" svg:height="0.876cm" svg:x="8.138cm" svg:y="11.903cm">
          <text:p text:style-name="P2"><text:span text:style-name="T1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2" draw:text-style-name="P3" draw:layer="layout" svg:width="1.071cm" svg:height="0.876cm" svg:x="8.138cm" svg:y="14.464cm">
          <text:p text:style-name="P2"><text:span text:style-name="T1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2" draw:text-style-name="P3" draw:layer="layout" svg:width="1.071cm" svg:height="0.876cm" svg:x="8.138cm" svg:y="16.203cm">
          <text:p text:style-name="P2"><text:span text:style-name="T1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" draw:text-style-name="P3" draw:layer="layout" svg:width="0.876cm" svg:height="0.876cm" svg:x="12.29cm" svg:y="6.579cm">
          <text:p text:style-name="P2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2" draw:text-style-name="P3" draw:layer="layout" svg:width="0.876cm" svg:height="0.876cm" svg:x="15.259cm" svg:y="6.028cm">
          <text:p text:style-name="P2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2" draw:text-style-name="P3" draw:layer="layout" svg:width="0.876cm" svg:height="0.876cm" svg:x="9.322cm" svg:y="6.028cm">
          <text:p text:style-name="P2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" draw:text-style-name="P3" draw:layer="layout" svg:width="1.071cm" svg:height="0.876cm" svg:x="13.167cm" svg:y="6.905cm">
          <text:p text:style-name="P2"><text:span text:style-name="T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" draw:text-style-name="P3" draw:layer="layout" svg:width="1.071cm" svg:height="0.876cm" svg:x="11.223cm" svg:y="6.905cm">
          <text:p text:style-name="P2"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2.699cm" svg:height="9.524cm" svg:x="3.176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5.1.0.3$Linux_X86_64 LibreOffice_project/</meta:generator>
  </office:meta>
</office:document-meta>
</file>